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ystem-ui" svg:font-family="system-ui, Roboto, Arial, sans-serif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Bibliography_20_1">
      <style:text-properties officeooo:rsid="001cc111" officeooo:paragraph-rsid="001cc111" style:font-size-asian="12pt" style:font-name-complex="Lohit Devanagari1"/>
    </style:style>
    <style:style style:name="P2" style:family="paragraph" style:parent-style-name="Standard">
      <style:text-properties style:font-name="Chilanka" fo:font-size="14pt" style:font-size-asian="14pt" style:font-size-complex="14pt"/>
    </style:style>
    <style:style style:name="P3" style:family="paragraph" style:parent-style-name="Standard">
      <style:text-properties style:font-name="Chilanka" fo:font-size="14pt" officeooo:rsid="001aba33" officeooo:paragraph-rsid="001aba33" style:font-size-asian="14pt" style:font-size-complex="14pt"/>
    </style:style>
    <style:style style:name="P4" style:family="paragraph" style:parent-style-name="Standard" style:list-style-name="L1">
      <style:text-properties style:font-name="Chilanka" fo:font-size="14pt" officeooo:rsid="001aba33" officeooo:paragraph-rsid="001aba33" style:font-size-asian="14pt" style:font-size-complex="14pt"/>
    </style:style>
    <style:style style:name="P5" style:family="paragraph" style:parent-style-name="Standard">
      <style:text-properties style:font-name="Chilanka" fo:font-size="14pt" officeooo:paragraph-rsid="001cc111" style:font-size-asian="14pt" style:font-size-complex="14pt"/>
    </style:style>
    <style:style style:name="P6" style:family="paragraph" style:parent-style-name="Standard" style:list-style-name="L2">
      <style:text-properties style:font-name="Chilanka" fo:font-size="14pt" officeooo:paragraph-rsid="001cc111" style:font-size-asian="14pt" style:font-size-complex="14pt"/>
    </style:style>
    <style:style style:name="P7" style:family="paragraph" style:parent-style-name="Standard">
      <style:text-properties fo:color="#c9211e" loext:opacity="100%" style:font-name="Chilanka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 style:list-style-name="L1">
      <style:text-properties officeooo:paragraph-rsid="001b5a85"/>
    </style:style>
    <style:style style:name="T1" style:family="text">
      <style:text-properties officeooo:rsid="001b5a85"/>
    </style:style>
    <style:style style:name="T2" style:family="text">
      <style:text-properties fo:font-weight="bold" officeooo:rsid="001b5a85" style:font-weight-asian="bold" style:font-weight-complex="bold"/>
    </style:style>
    <style:style style:name="T3" style:family="text">
      <style:text-properties fo:font-weight="normal" officeooo:rsid="001b5a85" style:font-weight-asian="normal" style:font-weight-complex="normal"/>
    </style:style>
    <style:style style:name="T4" style:family="text">
      <style:text-properties fo:font-variant="normal" fo:text-transform="none" fo:color="#0085b6" loext:opacity="100%" style:text-line-through-style="none" style:text-line-through-type="none" style:font-name="system-ui" fo:font-size="15pt" fo:letter-spacing="normal" fo:font-style="normal" style:text-underline-style="none" fo:font-weight="normal" style:text-blinking="false" style:font-weight-asian="normal" style:font-weight-complex="normal" loext:padding="0cm" loext:border="none"/>
    </style:style>
    <style:style style:name="T5" style:family="text">
      <style:text-properties fo:font-variant="normal" fo:text-transform="none" fo:color="#3a3a3a" loext:opacity="100%" style:font-name="system-ui" fo:font-size="15pt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fo:color="#3a3a3a" loext:opacity="100%" style:font-name="system-ui" fo:font-size="15pt" fo:letter-spacing="normal" fo:font-style="normal" fo:font-weight="normal" style:font-size-asian="14pt" style:font-size-complex="14pt"/>
    </style:style>
    <style:style style:name="T7" style:family="text">
      <style:text-properties fo:font-variant="normal" fo:text-transform="none" fo:color="#3a3a3a" loext:opacity="100%" style:font-name="system-ui" fo:font-size="15pt" fo:letter-spacing="normal" fo:font-style="normal" fo:font-weight="normal" style:font-size-asian="14pt" style:font-weight-asian="normal" style:font-size-complex="14pt" style:font-weight-complex="normal"/>
    </style:style>
    <style:style style:name="T8" style:family="text">
      <style:text-properties fo:font-variant="normal" fo:text-transform="none" fo:color="#3a3a3a" loext:opacity="100%" style:font-name="Chilanka" fo:font-size="14pt" fo:letter-spacing="normal" fo:font-style="normal" fo:font-weight="normal" officeooo:rsid="001b5a85" style:font-size-asian="14pt" style:font-weight-asian="normal" style:font-size-complex="14pt" style:font-weight-complex="normal"/>
    </style:style>
    <style:style style:name="T9" style:family="text">
      <style:text-properties style:font-name="Chilanka" fo:font-size="14pt" fo:font-weight="normal" officeooo:rsid="001b5a85" style:font-size-asian="14pt" style:font-weight-asian="normal" style:font-size-complex="14pt" style:font-weight-complex="normal"/>
    </style:style>
    <style:style style:name="T10" style:family="text">
      <style:text-properties officeooo:rsid="001cc11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OLA MUNDO EN PHP, HTML, CSS Y JS</text:p>
      <text:p text:style-name="P2"/>
      <text:p text:style-name="P7">PHP </text:p>
      <text:p text:style-name="P2">es un lenguaje de scripting del lado del servidor que se usa principalmente </text:p>
      <text:p text:style-name="P2">para construir aplicaciones basadas en la web. Estas pueden incluir desde un sitio web </text:p>
      <text:p text:style-name="P2">para un blog muy simple hasta un sitio web de comercio electrónico completo. </text:p>
      <text:p text:style-name="P2">De hecho, PHP es uno de los lenguajes de scripting del lado del servidor más populares para el desarrollo web.</text:p>
      <text:p text:style-name="P2">el lenguaje de programación PHP, creará y codificará archivos con la <text:s/>extensión .php</text:p>
      <text:p text:style-name="P2"/>
      <text:p text:style-name="P7">HTML</text:p>
      <text:p text:style-name="P2">(Lenguaje de Marcas de Hipertexto, del inglés HyperText Markup Language) es el componente más básico de la Web. </text:p>
      <text:p text:style-name="P2">Define el significado y la estructura del contenido web. </text:p>
      <text:p text:style-name="P2">utiliza "marcas" para etiquetar texto, imágenes y otro contenido para mostrarlo en un navegador Web. </text:p>
      <text:p text:style-name="P2">Las <text:s/>marcas HTML incluyen "elementos" especiales como &lt;head&gt;, &lt;title&gt;, &lt;body&gt;, &lt;header&gt;, &lt;footer&gt;, &lt;article&gt;, &lt;section&gt;, <text:s/>&lt;datalist&gt;, &lt;details&gt;, &lt;embed&gt;, &lt;nav&gt;, &lt;output&gt;, &lt;progress&gt;, &lt;video&gt;, &lt;ul&gt;, &lt;ol&gt;, &lt;li&gt; y muchos otros.</text:p>
      <text:p text:style-name="P2"/>
      <text:p text:style-name="P7">CSS</text:p>
      <text:p text:style-name="P2">(en inglés Cascading Style Sheets) es lo que se denomina lenguaje de hojas de estilo en cascada </text:p>
      <text:p text:style-name="P2">y se usa para estilizar elementos escritos en un lenguaje de marcado como HTML.</text:p>
      <text:p text:style-name="P2"/>
      <text:p text:style-name="P7">JS</text:p>
      <text:p text:style-name="P2">es el único lenguaje de programación que funciona en los navegadores de forma nativa (lenguaje interpretado sin necesidad de compilación).</text:p>
      <text:p text:style-name="P2">Por tanto se utiliza como complemento de HTML y CSS para crear páginas webs.</text:p>
      <text:p text:style-name="P2"/>
      <text:p text:style-name="P7">APLICACIONES</text:p>
      <text:p text:style-name="P2">Hay dos maneras de ejecutar archivos PHP. La manera preferida de ejecutar archivos PHP es dentro de un servidor web como Apache, </text:p>
      <text:p text:style-name="P2">Nginx o ISS; esto te permite ejecutar scripts de PHP desde tu navegador. ¡Así es como funcionan todos los sitios web en PHP.</text:p>
      <text:p text:style-name="P2">La otra manera es ejecutar scripts de PHP en la línea de comandos, y esto no requiere que establezcas un servidor web.</text:p>
      <text:p text:style-name="P2"/>
      <text:p text:style-name="P2"/>
      <text:p text:style-name="P3"><text:soft-page-break/>Ejecutar archivo php en xammp:</text:p>
      <text:p text:style-name="P3"/>
      <text:list xml:id="list1130757395" text:style-name="L1">
        <text:list-item>
          <text:p text:style-name="P4">instalar xampp <text:s/>link descarga: <text:a xlink:type="simple" xlink:href="https://www.apachefriends.org/es/index.html" text:style-name="Internet_20_link" text:visited-style-name="Visited_20_Internet_20_Link">https://www.apachefriends.org/es/index.html</text:a></text:p>
        </text:list-item>
        <text:list-item>
          <text:p text:style-name="P4">La dirección <text:span text:style-name="T1">xammp, creara el directorio </text:span><text:span text:style-name="T2">httdocs, </text:span><text:span text:style-name="T3">que es la raiz de los documentos del dominio del servidor web predeterminado: localhost.</text:span></text:p>
        </text:list-item>
        <text:list-item>
          <text:p text:style-name="P8"><text:span text:style-name="T9">Ejemplo: si ingresamos al link </text:span><text:a xlink:type="simple" xlink:href="http://localhost/ejemplo.php" text:style-name="Internet_20_link" text:visited-style-name="Visited_20_Internet_20_Link"><text:span text:style-name="T4">http://localhost/ejemplo.php</text:span></text:a><text:span text:style-name="T5">,</text:span><text:span text:style-name="T8"> el servidor intentara encontrar el archivo ejemplo.php dentro del directorio htdocs.</text:span></text:p>
        </text:list-item>
        <text:list-item>
          <text:p text:style-name="P8"><text:span text:style-name="T8">Para usuarios windows normalmente htdocs se encuentra en </text:span><text:span text:style-name="Strong_20_Emphasis"><text:span text:style-name="T6">C:\xampp\htdocs</text:span></text:span><text:span text:style-name="T7">.</text:span></text:p>
        </text:list-item>
        <text:list-item>
          <text:p text:style-name="P8"><text:span text:style-name="T8">Para linux deberia ser encontrado en </text:span><text:span text:style-name="Strong_20_Emphasis"><text:span text:style-name="T6">/opt/lampp/htdocs</text:span></text:span><text:span text:style-name="Strong_20_Emphasis"><text:span text:style-name="T8">.</text:span></text:span></text:p>
        </text:list-item>
        <text:list-item>
          <text:p text:style-name="P8"><text:span text:style-name="Strong_20_Emphasis"><text:span text:style-name="T8">Una vez encontrado el directorio, ya podemos crear archivos php o proyectos en y guardalos en este mismo direccion (htdocs) y de inmediato podemos ejecutarlos en el navegador.</text:span></text:span></text:p>
          <text:p text:style-name="P4"/>
        </text:list-item>
      </text:list>
      <text:p text:style-name="P2"/>
      <text:bibliography text:style-name="Sect1" text:protected="true" text:name="Bibliografía1">
        <text:bibliography-source>
          <text:index-title-template text:style-name="Bibliography_20_1">Bibliografía</text:index-title-template>
          <text:bibliography-entry-template text:bibliography-type="article" text:style-name="Bibliography_20_1">
            <text:index-entry-bibliography text:bibliography-data-field="address"/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book" text:style-name="Bibliography_20_1">
            <text:index-entry-bibliography text:bibliography-data-field="address"/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booklet" text:style-name="Bibliography_20_1">
            <text:index-entry-bibliography text:bibliography-data-field="address"/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conference" text:style-name="Bibliography_20_1">
            <text:index-entry-bibliography text:bibliography-data-field="address"/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custom1" text:style-name="Bibliography_20_1">
            <text:index-entry-bibliography text:bibliography-data-field="address"/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custom2" text:style-name="Bibliography_20_1">
            <text:index-entry-bibliography text:bibliography-data-field="address"/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custom3" text:style-name="Bibliography_20_1">
            <text:index-entry-bibliography text:bibliography-data-field="address"/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custom4" text:style-name="Bibliography_20_1">
            <text:index-entry-bibliography text:bibliography-data-field="address"/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custom5" text:style-name="Bibliography_20_1">
            <text:index-entry-bibliography text:bibliography-data-field="address"/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email" text:style-name="Bibliography_20_1">
            <text:index-entry-bibliography text:bibliography-data-field="address"/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inbook" text:style-name="Bibliography_20_1">
            <text:index-entry-bibliography text:bibliography-data-field="address"/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incollection" text:style-name="Bibliography_20_1">
            <text:index-entry-bibliography text:bibliography-data-field="address"/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inproceedings" text:style-name="Bibliography_20_1">
            <text:index-entry-bibliography text:bibliography-data-field="address"/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journal" text:style-name="Bibliography_20_1">
            <text:index-entry-bibliography text:bibliography-data-field="address"/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manual" text:style-name="Bibliography_20_1">
            <text:index-entry-bibliography text:bibliography-data-field="address"/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mastersthesis" text:style-name="Bibliography_20_1">
            <text:index-entry-bibliography text:bibliography-data-field="address"/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misc" text:style-name="Bibliography_20_1">
            <text:index-entry-tab-stop style:type="left" style:position="0cm" style:leader-char=" "/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address"/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roceedings" text:style-name="Bibliography_20_1">
            <text:index-entry-bibliography text:bibliography-data-field="address"/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techreport" text:style-name="Bibliography_20_1">
            <text:index-entry-bibliography text:bibliography-data-field="address"/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unpublished" text:style-name="Bibliography_20_1">
            <text:index-entry-bibliography text:bibliography-data-field="address"/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www" text:style-name="Bibliography_20_1">
            <text:index-entry-bibliography text:bibliography-data-field="address"/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</text:bibliography-source>
        <text:index-body>
          <text:index-title text:style-name="Sect1" text:name="Bibliografía1_Head">
            <text:p text:style-name="P1">Egrafia</text:p>
            <text:p text:style-name="Bibliography_20_1"/>
            <text:list xml:id="list1733192003" text:style-name="L2">
              <text:list-item>
                <text:p text:style-name="P6"><text:span text:style-name="T10">javascript definicion, link:</text:span></text:p>
                <text:p text:style-name="P6"><text:s/>https://soyrafaramos.com/que-es-javascript-para-que-sirve/</text:p>
              </text:list-item>
              <text:list-item>
                <text:p text:style-name="P6"><text:span text:style-name="T10">ejecutar archivos php, link:</text:span></text:p>
                <text:p text:style-name="P6"><text:s/><text:a xlink:type="simple" xlink:href="https://code.tutsplus.com/es/tutorials/how-to-run-a-php-file--cms-34769" text:style-name="Internet_20_link" text:visited-style-name="Visited_20_Internet_20_Link">https://code.tutsplus.com/es/tutorials/how-to-run-a-php-file--cms-34769</text:a></text:p>
              </text:list-item>
              <text:list-item>
                <text:p text:style-name="P6"><text:span text:style-name="T10">datos de html, link:</text:span></text:p>
                <text:p text:style-name="P6"><text:s/><text:a xlink:type="simple" xlink:href="https://developer.mozilla.org/es/docs/Web/HTML" text:style-name="Internet_20_link" text:visited-style-name="Visited_20_Internet_20_Link">https://developer.mozilla.org/es/docs/Web/HTML</text:a></text:p>
              </text:list-item>
              <text:list-item>
                <text:p text:style-name="P6"><text:span text:style-name="T10">lenguaje php, link: </text:span></text:p>
                <text:p text:style-name="P6"><text:a xlink:type="simple" xlink:href="https://www.php.net/" text:style-name="Internet_20_link" text:visited-style-name="Visited_20_Internet_20_Link">https://www.php.net/</text:a></text:p>
              </text:list-item>
              <text:list-item>
                <text:p text:style-name="P6"><text:span text:style-name="T10">estilos con css, link: </text:span></text:p>
                <text:p text:style-name="P6">https://www.w3schools.com/css/</text:p>
              </text:list-item>
            </text:list>
          </text:index-title>
        </text:index-body>
      </text:bibliography>
      <text:p text:style-name="P5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system-ui" svg:font-family="system-ui, Roboto, Arial, sans-serif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s" fo:country="ES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9-05T18:19:29.613849491</meta:creation-date>
    <meta:generator>LibreOffice/7.1.5.2$Linux_X86_64 LibreOffice_project/85f04e9f809797b8199d13c421bd8a2b025d52b5</meta:generator>
    <dc:date>2021-09-05T19:44:53.335575099</dc:date>
    <meta:editing-duration>PT8M46S</meta:editing-duration>
    <meta:editing-cycles>1</meta:editing-cycles>
    <meta:document-statistic meta:table-count="0" meta:image-count="0" meta:object-count="0" meta:page-count="2" meta:paragraph-count="41" meta:word-count="421" meta:character-count="2807" meta:non-whitespace-character-count="2426"/>
  </office:meta>
</office:document-meta>
</file>